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LTS</text:p>
          </table:table-cell>
          <table:table-cell table:number-columns-repeated="2" office:value-type="float" office:value="9.11378373" calcext:value-type="float">
            <text:p>9.11378373</text:p>
          </table:table-cell>
          <table:table-cell/>
          <table:table-cell office:value-type="string" calcext:value-type="string">
            <text:p>ERAi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K/k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CL</text:p>
          </table:table-cell>
          <table:table-cell table:number-columns-repeated="2" office:value-type="float" office:value="210.406624267257" calcext:value-type="float">
            <text:p>210.4066242673</text:p>
          </table:table-cell>
          <table:table-cell/>
          <table:table-cell office:value-type="string" calcext:value-type="string">
            <text:p>Height 700</text:p>
          </table:table-cell>
          <table:table-cell office:value-type="float" office:value="2670" calcext:value-type="float">
            <text:p>2670</text:p>
          </table:table-cell>
          <table:table-cell table:number-columns-repeated="2"/>
          <table:table-cell table:formula="of:=[.M3]/1000" office:value-type="float" office:value="0.003" calcext:value-type="float">
            <text:p>0.0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z700</text:p>
          </table:table-cell>
          <table:table-cell table:number-columns-repeated="2" office:value-type="float" office:value="2913.58257121089" calcext:value-type="float">
            <text:p>2913.582571210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Gamma 850</text:p>
          </table:table-cell>
          <table:table-cell office:value-type="float" office:value="0.00804092" calcext:value-type="float">
            <text:p>0.00804092</text:p>
          </table:table-cell>
          <table:table-cell table:formula="of:=[.M4]" office:value-type="float" office:value="0.003" calcext:value-type="float">
            <text:p>0.003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formula="of:=[.F6]*([.F5]-[.F4])" office:value-type="float" office:value="21.736021535298" calcext:value-type="float">
            <text:p>21.7360215353</text:p>
          </table:table-cell>
          <table:table-cell table:formula="of:=[.G6]*([.G5]-[.G4])" office:value-type="float" office:value="8.1095278408309" calcext:value-type="float">
            <text:p>8.1095278408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EIS</text:p>
          </table:table-cell>
          <table:table-cell table:formula="of:=[.F3]-[.F8]" office:value-type="float" office:value="-12.622237805298" calcext:value-type="float">
            <text:p>-12.6222378053</text:p>
          </table:table-cell>
          <table:table-cell table:formula="of:=[.G3]-[.G8]" office:value-type="float" office:value="1.0042558891691" calcext:value-type="float">
            <text:p>1.004255889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9:29:59.278275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8:36:40.709027971</meta:creation-date>
    <dc:date>2016-12-07T21:47:58.206766317</dc:date>
    <meta:editing-duration>PT2H46M27S</meta:editing-duration>
    <meta:editing-cycles>7</meta:editing-cycles>
    <meta:generator>LibreOffice/4.2.8.2$Linux_X86_64 LibreOffice_project/420m0$Build-2</meta:generator>
    <meta:document-statistic meta:table-count="1" meta:cell-count="23" meta:object-count="0"/>
  </office:meta>
</office:document-meta>
</file>